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ff2ec"/>
    </style:style>
    <style:style style:name="P2" style:family="paragraph" style:parent-style-name="Standard">
      <style:text-properties style:font-name="arial" fo:font-size="14pt" officeooo:paragraph-rsid="001d8a2e" style:font-size-asian="14pt" style:font-size-complex="14pt"/>
    </style:style>
    <style:style style:name="P3" style:family="paragraph" style:parent-style-name="Standard">
      <style:paragraph-properties fo:text-align="start" style:justify-single-word="false"/>
      <style:text-properties style:font-name="arial" fo:font-size="14pt" officeooo:paragraph-rsid="001d8a2e" style:font-size-asian="14pt" style:font-size-complex="14pt"/>
    </style:style>
    <style:style style:name="P4" style:family="paragraph" style:parent-style-name="Standard">
      <style:paragraph-properties fo:text-align="center" style:justify-single-word="false"/>
      <style:text-properties style:font-name="arial" fo:font-size="14pt" fo:font-style="italic" fo:font-weight="bold" officeooo:paragraph-rsid="001d8a2e"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arial" fo:font-size="14pt" fo:font-style="italic" fo:font-weight="normal" officeooo:paragraph-rsid="001d8a2e" style:font-size-asian="14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style:font-name="arial" fo:font-size="14pt" fo:font-style="normal" fo:font-weight="normal" officeooo:paragraph-rsid="001d8a2e" style:font-size-asian="14pt" style:font-style-asian="normal" style:font-weight-asian="normal" style:font-size-complex="14pt" style:font-style-complex="normal" style:font-weight-complex="normal"/>
    </style:style>
    <style:style style:name="P7" style:family="paragraph" style:parent-style-name="Standard">
      <style:text-properties style:font-name="arial" fo:font-size="12pt" officeooo:paragraph-rsid="001d8a2e" style:font-size-asian="12pt" style:font-size-complex="12pt"/>
    </style:style>
    <style:style style:name="P8" style:family="paragraph" style:parent-style-name="Standard">
      <style:paragraph-properties fo:text-align="start" style:justify-single-word="false"/>
      <style:text-properties style:font-name="arial" fo:font-size="12pt" officeooo:paragraph-rsid="001d8a2e" style:font-size-asian="12pt" style:font-size-complex="12pt"/>
    </style:style>
    <style:style style:name="P9" style:family="paragraph" style:parent-style-name="Standard">
      <style:paragraph-properties fo:text-align="center" style:justify-single-word="false"/>
      <style:text-properties style:font-name="arial" fo:font-size="16pt" fo:font-style="normal" fo:font-weight="normal" officeooo:paragraph-rsid="001d8a2e"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style:font-name="arial" fo:font-size="18pt" fo:font-style="normal" fo:font-weight="normal" officeooo:paragraph-rsid="001d8a2e" style:font-size-asian="18pt" style:font-style-asian="normal" style:font-weight-asian="normal" style:font-size-complex="18pt" style:font-style-complex="normal" style:font-weight-complex="normal"/>
    </style:style>
    <style:style style:name="P11" style:family="paragraph" style:parent-style-name="Standard" style:list-style-name="L1">
      <style:paragraph-properties fo:margin-top="0.0398in" fo:margin-bottom="0.0398in" loext:contextual-spacing="false"/>
      <style:text-properties officeooo:paragraph-rsid="001d8a2e"/>
    </style:style>
    <style:style style:name="P12" style:family="paragraph" style:parent-style-name="Standard" style:list-style-name="L1">
      <style:paragraph-properties fo:margin-top="0.0398in" fo:margin-bottom="0.0398in" loext:contextual-spacing="false"/>
      <style:text-properties style:font-name="arial" officeooo:paragraph-rsid="001d8a2e"/>
    </style:style>
    <style:style style:name="P13" style:family="paragraph" style:parent-style-name="Standard" style:list-style-name="L2">
      <style:paragraph-properties fo:margin-top="0.0398in" fo:margin-bottom="0.0398in" loext:contextual-spacing="false"/>
      <style:text-properties style:font-name="arial" officeooo:paragraph-rsid="001d8a2e"/>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officeooo:rsid="001d8a2e"/>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OOD Abstract - Team Name</text:p>
      <text:p text:style-name="P9"/>
      <text:p text:style-name="P6">Author One<text:span text:style-name="T5">∗1</text:span>, Author Two<text:span text:style-name="T5">1</text:span>, and Author Three<text:span text:style-name="T5">2</text:span></text:p>
      <text:p text:style-name="P4"/>
      <text:p text:style-name="P5"><text:span text:style-name="T5">1</text:span> Affiliation One</text:p>
      <text:p text:style-name="P5"><text:span text:style-name="T5">2</text:span> Affiliation Two</text:p>
      <text:p text:style-name="P4"/>
      <text:p text:style-name="P4"/>
      <text:p text:style-name="P4"/>
      <text:p text:style-name="P4"/>
      <text:p text:style-name="P4"/>
      <text:p text:style-name="P4"/>
      <text:p text:style-name="P4">Abstract</text:p>
      <text:p text:style-name="P8">150 - 1500 word abstract describing your method.</text:p>
      <text:p text:style-name="P8">Lorem ipsum dolor sit amet, consectetuer adipiscing elit. Etiam lobor-tis facilisis sem. Nullam nec mi et neque pharetra sollicitudin. Praesentimperdiet mi nec ante. Donec ullamcorper, felis non sodales commodo,lectus velit ultrices augue, a dignissim nibh lectus placerat pede. Vivamusnunc nunc, molestie ut, ultricies vel, semper in, velit. Ut porttitor. Prae-sent in sapien. Lorem ipsum dolor sit amet, consectetuer adipiscing elit.Duis fringilla tristique neque. Sed interdum libero ut metus. Pellentesqueplacerat. Nam rutrum augue a leo. Morbi sed elit sit amet ante lobortissollicitudin. Praesent blandit blandit mauris. Praesent lectus tellus, ali-quet aliquam, luctus a, egestas a, turpis. Mauris lacinia lorem sit ametipsum. Nunc quis urna dictum turpis accumsan semper. Lorem ipsumdolor sit amet, consectetuer adipiscing elit. Etiam lobortis facilisis sem.Nullam nec mi et neque pharetra sollicitudin. Praesent imperdiet mi necante. Donec ullamcorper, felis non sodales commodo, lectus velit ultricesaugue, a dignissim nibh lectus placerat pede. Vivamus nunc nunc, mo-lestie ut, ultricies vel, semper in, velit. Ut porttitor. Praesent in sapien.Lorem ipsum dolor sit amet, consectetuer adipiscing elit. Duis fringillatristique neque. Sed interdum libero ut metus. Pellentesque placerat.Nam rutrum augue a leo. Morbi sed elit sit amet ante lobortis sollici-tudin. Praesent blandit blandit mauris. Praesent lectus tellus, aliquetaliquam, luctus a, egestas a, turpis. Mauris lacinia lorem sit amet ipsum.Nunc quis urna dictum turpis accumsan semper.</text:p>
      <text:p text:style-name="P3"/>
      <text:p text:style-name="P2"/>
      <text:p text:style-name="P2"/>
      <text:p text:style-name="P2"/>
      <text:p text:style-name="P2"/>
      <text:p text:style-name="P2"/>
      <text:p text:style-name="P2"/>
      <text:p text:style-name="P2"/>
      <text:p text:style-name="P2"/>
      <text:p text:style-name="P2"/>
      <text:p text:style-name="P7"><text:span text:style-name="T4">(see next page)</text:span></text:p>
      <text:p text:style-name="P2"/>
      <text:p text:style-name="P2"/>
      <text:p text:style-name="P2"><text:soft-page-break/>Checklist:</text:p>
      <text:list xml:id="list3460286553" text:style-name="L1">
        <text:list-item>
          <text:p text:style-name="P12"><text:span text:style-name="T1">Team Name</text:span>: MOOD-Team</text:p>
        </text:list-item>
        <text:list-item>
          <text:p text:style-name="P12"><text:span text:style-name="T1">Team Members</text:span>: 0-100</text:p>
        </text:list-item>
        <text:list-item>
          <text:p text:style-name="P11"><text:span text:style-name="T3">Synapse.org username</text:span><text:span text:style-name="T2">: </text:span><text:a xlink:type="simple" xlink:href="mailto:username@synapse.org" text:style-name="Internet_20_link" text:visited-style-name="Visited_20_Internet_20_Link"><text:span text:style-name="T2">username@synapse.org</text:span></text:a></text:p>
        </text:list-item>
        <text:list-item>
          <text:p text:style-name="P12"><text:span text:style-name="T1">I want to officially take part in the Challenge and be eligible for prizes</text:span>: Yes/No</text:p>
        </text:list-item>
        <text:list-item>
          <text:p text:style-name="P12"><text:span text:style-name="T1">Code Repository</text:span>: link-to-code</text:p>
        </text:list-item>
        <text:list-item>
          <text:p text:style-name="P12"><text:span text:style-name="T1">I want to appear</text:span>:</text:p>
          <text:list>
            <text:list-item>
              <text:p text:style-name="P12"><text:span text:style-name="T1">On the MICCAI presentation</text:span>: Yes/No/Only if in Top X</text:p>
            </text:list-item>
            <text:list-item>
              <text:p text:style-name="P12"><text:span text:style-name="T1">On the leaderboard</text:span>: Yes/No/Only if in Top X</text:p>
            </text:list-item>
            <text:list-item>
              <text:p text:style-name="P12"><text:span text:style-name="T1">On the challenge paper</text:span>: Yes/No/Only if in Top X</text:p>
            </text:list-item>
          </text:list>
        </text:list-item>
      </text:list>
      <text:list xml:id="list3618420420" text:style-name="L2">
        <text:list-item>
          <text:p text:style-name="P13"><text:span text:style-name="T1">I want to participate 100% anonymously</text:span>: Yes/No</text:p>
        </text:list-item>
        <text:list-item>
          <text:p text:style-name="P13"><text:span text:style-name="T1">I would be willing to make a presentation for MICCAI</text:span>: Yes/No</text:p>
        </text:list-item>
        <text:list-item>
          <text:p text:style-name="P13"><text:span text:style-name="T1">Method Name</text:span>: SuperCoolNewMethod (if available: arXiv-link)</text:p>
        </text:list-item>
        <text:list-item>
          <text:p text:style-name="P13"><text:span text:style-name="T1">Built on which methods/ prior work</text:span>: U-Net/ VAE / AnoGAN /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ff2ec"/>
    </style:style>
    <style:style style:name="MT1" style:family="text">
      <style:text-properties officeooo:rsid="001d8a2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span text:style-name="MT1">author_one@email.com</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6T10:53:00.543625581</meta:creation-date>
    <dc:date>2021-04-16T11:04:34.625406831</dc:date>
    <meta:editing-duration>PT11M34S</meta:editing-duration>
    <meta:editing-cycles>2</meta:editing-cycles>
    <meta:generator>LibreOffice/6.4.6.2$Linux_X86_64 LibreOffice_project/40$Build-2</meta:generator>
    <meta:document-statistic meta:table-count="0" meta:image-count="0" meta:object-count="0" meta:page-count="2" meta:paragraph-count="23" meta:word-count="351" meta:character-count="2349" meta:non-whitespace-character-count="2034"/>
  </office:meta>
</office:document-meta>
</file>